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4f2" officeooo:paragraph-rsid="001ae4f2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normal" officeooo:rsid="001ae4f2" officeooo:paragraph-rsid="001ae4f2" style:font-weight-asian="normal" style:font-weight-complex="normal"/>
    </style:style>
    <style:style style:name="P4" style:family="paragraph" style:parent-style-name="Standard">
      <style:text-properties fo:font-weight="normal" officeooo:rsid="001ae4f2" officeooo:paragraph-rsid="001b58c5" style:font-weight-asian="normal" style:font-weight-complex="normal"/>
    </style:style>
    <style:style style:name="P5" style:family="paragraph" style:parent-style-name="Standard">
      <style:text-properties fo:font-weight="bold" officeooo:rsid="001ae4f2" officeooo:paragraph-rsid="001ae4f2" style:font-weight-asian="bold" style:font-weight-complex="bold"/>
    </style:style>
    <style:style style:name="P6" style:family="paragraph" style:parent-style-name="Standard">
      <style:text-properties officeooo:paragraph-rsid="001ae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58c5" style:font-weight-asian="normal" style:font-weight-complex="normal"/>
    </style:style>
    <style:style style:name="T4" style:family="text">
      <style:text-properties officeooo:rsid="001b58c5"/>
    </style:style>
    <style:style style:name="T5" style:family="text">
      <style:text-properties officeooo:rsid="001d12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Objetivo</text:span> - Fazer um conversor de temperatura e de medida e uma calculadora de IMC</text:p>
      <text:p text:style-name="Standard"/>
      <text:list xml:id="list1431658232" text:style-name="L1">
        <text:list-item>
          <text:p text:style-name="P2">Conversor de Temperatura</text:p>
        </text:list-item>
        <text:list-item>
          <text:p text:style-name="P2">Conversor de Medida</text:p>
        </text:list-item>
        <text:list-item>
          <text:p text:style-name="P2">Calculadora de IMC</text:p>
        </text:list-item>
      </text:list>
      <text:p text:style-name="Standard"/>
      <text:p text:style-name="P1">Cronograma </text:p>
      <text:p text:style-name="P1"/>
      <text:p text:style-name="P1">Inicio</text:p>
      <text:p text:style-name="P1"><text:tab/>Explicar sobre o projeto no caso um pouco dos três:</text:p>
      <text:p text:style-name="P1"><text:tab/><text:tab/>IMC - <text:span text:style-name="T2">Dos três o mais simples, usaremos condição de repetição e cálculos básicos.</text:span></text:p>
      <text:p text:style-name="P1"><text:tab/><text:tab/>Medida - <text:span text:style-name="T2">Segundo mais simples, não exige muito, somente cálculos básicos</text:span></text:p>
      <text:p text:style-name="P1"><text:tab/><text:tab/>Temperatura - <text:span text:style-name="T2">Maior condigo fonte porém não exige grande conhecimentos somen- <text:tab/><text:tab/>te cálculos básicos.</text:span></text:p>
      <text:p text:style-name="P3"/>
      <text:p text:style-name="P3"/>
      <text:p text:style-name="P1"><text:span text:style-name="T2"><text:tab/></text:span>Explicar a intenção do projeto:</text:p>
      <text:p text:style-name="P6"><text:tab/><text:tab/><text:tab/></text:p>
      <text:p text:style-name="P3"/>
      <text:p text:style-name="P1"><text:span text:style-name="T2"><text:tab/></text:span>Ferramentas:</text:p>
      <text:p text:style-name="P4"><text:tab/><text:tab/>Python 3.9 – <text:span text:style-name="T4">O que é uma linguagem de programação e o porque de Python.</text:span></text:p>
      <text:p text:style-name="P4"><text:tab/><text:tab/>PyCharm 2020.2.3 – <text:span text:style-name="T4">Explicar o que é uma Ide.</text:span></text:p>
      <text:p text:style-name="P4"><text:tab/><text:tab/>GitHub – <text:span text:style-name="T4">Explicar o que é o GitHub e como ele funciona.</text:span></text:p>
      <text:p text:style-name="P4"/>
      <text:p text:style-name="P3"/>
      <text:p text:style-name="P1"><text:tab/>Se apresentar</text:p>
      <text:p text:style-name="P1"><text:tab/><text:tab/><text:span text:style-name="T2">Nome, idade, sala/serie</text:span></text:p>
      <text:p text:style-name="P3"/>
      <text:p text:style-name="P1">Meio</text:p>
      <text:p text:style-name="P1"><text:tab/><text:span text:style-name="T4">Explicação de como será feito os </text:span><text:span text:style-name="T5">cálculos</text:span></text:p>
      <text:p text:style-name="P1"><text:tab/><text:tab/><text:span text:style-name="T3">Explicação sobre o IMC</text:span></text:p>
      <text:p text:style-name="P1"><text:span text:style-name="T3"><text:tab/><text:tab/></text:span><text:a xlink:type="simple" xlink:href="https://www.minhavida.com.br/alimentacao/tudo-sobre/32159-imc" text:style-name="Internet_20_link" text:visited-style-name="Visited_20_Internet_20_Link"><text:span text:style-name="T3">https://www.minhavida.com.br/alimentacao/tudo-sobre/32159-imc</text:span></text:a></text:p>
      <text:p text:style-name="P1"><text:span text:style-name="T3"/></text:p>
      <text:p text:style-name="P1"><text:span text:style-name="T3"><text:tab/><text:tab/>Explicação sobre o conversor de medida</text:span></text:p>
      <text:p text:style-name="P1"><text:span text:style-name="T3"><text:tab/><text:tab/></text:span><text:a xlink:type="simple" xlink:href="https://www.metric-conversions.org/pt-br/comprimento/centimetros-em-metros.htm" text:style-name="Internet_20_link" text:visited-style-name="Visited_20_Internet_20_Link"><text:span text:style-name="T3">https://www.metric-conversions.org/pt-br/comprimento/centimetros-em-metros.htm</text:span></text:a></text:p>
      <text:p text:style-name="P1"><text:span text:style-name="T3"/></text:p>
      <text:p text:style-name="P1"><text:span text:style-name="T3"><text:tab/><text:tab/>Explicação sobre o conversor de temperatura</text:span></text:p>
      <text:p text:style-name="P1"><text:tab/><text:tab/><text:a xlink:type="simple" xlink:href="https://www.infoescola.com/fisica/conversao-de-escalas-termometricas/" text:style-name="Internet_20_link" text:visited-style-name="Visited_20_Internet_20_Link"><text:span text:style-name="T2">https://www.infoescola.com/fisica/conversao-de-escalas-termometricas/</text:span></text:a></text:p>
      <text:p text:style-name="P1"/>
      <text:p text:style-name="P1"><text:span text:style-name="T2"><text:tab/></text:span>Digitação dos códigos - Ordem</text:p>
      <text:p text:style-name="P3"><text:tab/><text:tab/>1.IMC – 2.Medida - 3.Temperatura</text:p>
      <text:p text:style-name="P3"><text:tab/><text:tab/></text:p>
      <text:p text:style-name="P1">Fim</text:p>
      <text:p text:style-name="P1"><text:span text:style-name="T2"><text:tab/></text:span>Mostrar resultado geral do projeto;</text:p>
      <text:p text:style-name="P3"><text:tab/><text:tab/>Códigos e os executá-los</text:p>
      <text:p text:style-name="P3"><text:tab/><text:tab/>GitHub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2:43:00.957312180</meta:creation-date>
    <meta:generator>LibreOffice/6.4.6.2$Linux_X86_64 LibreOffice_project/40$Build-2</meta:generator>
    <dc:date>2020-10-17T18:37:12.224890054</dc:date>
    <meta:editing-duration>PT9M51S</meta:editing-duration>
    <meta:editing-cycles>2</meta:editing-cycles>
    <meta:document-statistic meta:table-count="0" meta:image-count="0" meta:object-count="0" meta:page-count="1" meta:paragraph-count="33" meta:word-count="169" meta:character-count="1248" meta:non-whitespace-character-count="1061"/>
  </office:meta>
</office:document-meta>
</file>